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2.448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4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5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9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4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1020" table:default-cell-style-name="ce10"/>
        <table:table-row table:style-name="ro1">
          <table:table-cell table:style-name="ce1" office:value-type="string">
            <text:p>*</text:p>
          </table:table-cell>
          <table:table-cell table:style-name="ce14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table:number-columns-repeated="2"/>
          <table:table-cell table:number-columns-repeated="1015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5" office:value-type="string">
            <text:p>2022-05-03_20-53-30_000.jpg</text:p>
          </table:table-cell>
          <table:table-cell table:style-name="ce24" office:value-type="string">
            <text:p><text:s/>:m 食べた物 </text:p>
          </table:table-cell>
          <table:table-cell table:style-name="ce25"/>
          <table:table-cell table:style-name="ce8"/>
          <table:table-cell table:style-name="ce8"/>
          <table:table-cell table:style-name="ce45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6" office:value-type="string">
            <text:p>2022-05-04_00-06-49_000.jpg</text:p>
          </table:table-cell>
          <table:table-cell table:style-name="ce24" office:value-type="string">
            <text:p>:m :PHOTO 寝た時刻 / 2022</text:p>
          </table:table-cell>
          <table:table-cell table:style-name="ce24" office:value-type="string">
            <text:p>:m :PHOTO 寝た時刻 / 2022</text:p>
          </table:table-cell>
          <table:table-cell table:style-name="ce8"/>
          <table:table-cell table:style-name="ce8"/>
          <table:table-cell table:style-name="ce45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6" office:value-type="string">
            <text:p>2022-05-04_02-20-07_000.jpg</text:p>
          </table:table-cell>
          <table:table-cell table:style-name="ce26" office:value-type="string">
            <text:p>:m :PHOTO 起きた時刻（夜中） / 2022</text:p>
          </table:table-cell>
          <table:table-cell table:style-name="ce26" office:value-type="string">
            <text:p>:m :PHOTO 起きた時刻（夜中） / 2022</text:p>
          </table:table-cell>
          <table:table-cell table:style-name="ce8"/>
          <table:table-cell table:style-name="ce8"/>
          <table:table-cell table:style-name="ce45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6" office:value-type="string">
            <text:p>2022-05-04_07-34-20_000.jpg</text:p>
          </table:table-cell>
          <table:table-cell table:style-name="ce24" office:value-type="string">
            <text:p>:m :PHOTO 起きた時刻 / 2022</text:p>
          </table:table-cell>
          <table:table-cell table:style-name="ce24" office:value-type="string">
            <text:p>:m :PHOTO 起きた時刻 / 2022</text:p>
          </table:table-cell>
          <table:table-cell table:style-name="ce8"/>
          <table:table-cell table:style-name="ce8"/>
          <table:table-cell table:style-name="ce45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6" office:value-type="string">
            <text:p>2022-05-04_11-45-58_000.jpg</text:p>
          </table:table-cell>
          <table:table-cell table:style-name="ce33" office:value-type="string">
            <text:p>:m #*# RES / JVEMV6 64#67_16_kishi / 『論語 季氏』 著者=~,校注=~ / p.367 / w=~,topic=~,publisher=明治書院,other=年表：三桓子；魯国</text:p>
          </table:table-cell>
          <table:table-cell table:style-name="ce24"/>
          <table:table-cell table:style-name="ce8"/>
          <table:table-cell table:style-name="ce8"/>
          <table:table-cell table:style-name="ce45" table:formula="of:=IF([.E6]=&quot;&quot;;[.C6];CONCATENATE([.C6];&quot; / &quot;;[.E6]))" office:value-type="string" office:string-value=":m #*# RES / JVEMV6 64#67_16_kishi / 『論語 季氏』 著者=~,校注=~ / p.367 / w=~,topic=~,publisher=明治書院,other=年表：三桓子；魯国">
            <text:p>:m #*# RES / JVEMV6 64#67_16_kishi / 『論語 季氏』 著者=~,校注=~ / p.367 / w=~,topic=~,publisher=明治書院,other=年表：三桓子；魯国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16" office:value-type="string">
            <text:p>2022-05-04_12-33-42_000.jpg</text:p>
          </table:table-cell>
          <table:table-cell table:style-name="ce33" office:value-type="string">
            <text:p>:m RES 1*2 / free# JVEMV6 68#_248:1 / 68. theoretical-physics(tp) / topics=テイラーの定理,w=~,doc=r-7-A1~2.2.5#4,s=~,i=~,other=calc+</text:p>
          </table:table-cell>
          <table:table-cell table:style-name="ce26"/>
          <table:table-cell table:style-name="ce8"/>
          <table:table-cell table:style-name="ce8"/>
          <table:table-cell table:style-name="ce45" table:formula="of:=IF([.E7]=&quot;&quot;;[.C7];CONCATENATE([.C7];&quot; / &quot;;[.E7]))" office:value-type="string" office:string-value=":m RES 1*2 / free# JVEMV6 68#_248:1 / 68. theoretical-physics(tp) / topics=テイラーの定理,w=~,doc=r-7-A1~2.2.5#4,s=~,i=~,other=calc+">
            <text:p>:m RES 1*2 / free# JVEMV6 68#_248:1 / 68. theoretical-physics(tp) / topics=テイラーの定理,w=~,doc=r-7-A1~2.2.5#4,s=~,i=~,other=calc+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16" office:value-type="string">
            <text:p>2022-05-04_12-34-00_000.jpg</text:p>
          </table:table-cell>
          <table:table-cell table:style-name="ce33" office:value-type="string">
            <text:p>:m RES 2*2 / free# JVEMV6 68#_248:1 / 68. theoretical-physics(tp) / topics=テイラーの定理,w=~,doc=r-7-A1~2.2.5#4,s=~,i=~,other=</text:p>
          </table:table-cell>
          <table:table-cell table:style-name="ce24"/>
          <table:table-cell table:style-name="ce8"/>
          <table:table-cell table:style-name="ce8"/>
          <table:table-cell table:style-name="ce45" table:formula="of:=IF([.E8]=&quot;&quot;;[.C8];CONCATENATE([.C8];&quot; / &quot;;[.E8]))" office:value-type="string" office:string-value=":m RES 2*2 / free# JVEMV6 68#_248:1 / 68. theoretical-physics(tp) / topics=テイラーの定理,w=~,doc=r-7-A1~2.2.5#4,s=~,i=~,other=">
            <text:p>:m RES 2*2 / free# JVEMV6 68#_248:1 / 68. theoretical-physics(tp) / topics=テイラーの定理,w=~,doc=r-7-A1~2.2.5#4,s=~,i=~,other=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16" office:value-type="string">
            <text:p>2022-05-04_13-19-38_000.jpg</text:p>
          </table:table-cell>
          <table:table-cell table:style-name="ce24" office:value-type="string">
            <text:p><text:s/>:m 食べた物 </text:p>
          </table:table-cell>
          <table:table-cell table:style-name="ce24"/>
          <table:table-cell table:style-name="ce8"/>
          <table:table-cell table:style-name="ce8"/>
          <table:table-cell table:style-name="ce45" table:formula="of:=IF([.E9]=&quot;&quot;;[.C9];CONCATENATE([.C9];&quot; / &quot;;[.E9]))" office:value-type="string" office:string-value=" :m 食べた物 ">
            <text:p><text:s/>:m 食べた物 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16" office:value-type="string">
            <text:p>2022-05-04_17-11-22_000.jpg</text:p>
          </table:table-cell>
          <table:table-cell table:style-name="ce33" office:value-type="string">
            <text:p>:m RES 1*3 / free# JVEMV6 68#_248:2 / 68. theoretical-physics(tp) / topics=テイラーの定理,w=~,doc=r-7-A1~2.2.6#1,s=~,i=~,other=calc+</text:p>
          </table:table-cell>
          <table:table-cell table:style-name="ce24"/>
          <table:table-cell table:style-name="ce8"/>
          <table:table-cell table:style-name="ce8"/>
          <table:table-cell table:style-name="ce45" table:formula="of:=IF([.E10]=&quot;&quot;;[.C10];CONCATENATE([.C10];&quot; / &quot;;[.E10]))" office:value-type="string" office:string-value=":m RES 1*3 / free# JVEMV6 68#_248:2 / 68. theoretical-physics(tp) / topics=テイラーの定理,w=~,doc=r-7-A1~2.2.6#1,s=~,i=~,other=calc+">
            <text:p>:m RES 1*3 / free# JVEMV6 68#_248:2 / 68. theoretical-physics(tp) / topics=テイラーの定理,w=~,doc=r-7-A1~2.2.6#1,s=~,i=~,other=calc+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16" office:value-type="string">
            <text:p>2022-05-04_17-12-07_000.jpg</text:p>
          </table:table-cell>
          <table:table-cell table:style-name="ce33" office:value-type="string">
            <text:p>:m RES 2*3 / free# JVEMV6 68#_248:2 / 68. theoretical-physics(tp) / topics=テイラーの定理；近似,w=~,doc=r-7-A1~2.2.6#1,s=~,i=~,other=calc+</text:p>
          </table:table-cell>
          <table:table-cell table:style-name="ce24"/>
          <table:table-cell table:style-name="ce8"/>
          <table:table-cell table:style-name="ce8"/>
          <table:table-cell table:style-name="ce45" table:formula="of:=IF([.E11]=&quot;&quot;;[.C11];CONCATENATE([.C11];&quot; / &quot;;[.E11]))" office:value-type="string" office:string-value=":m RES 2*3 / free# JVEMV6 68#_248:2 / 68. theoretical-physics(tp) / topics=テイラーの定理；近似,w=~,doc=r-7-A1~2.2.6#1,s=~,i=~,other=calc+">
            <text:p>:m RES 2*3 / free# JVEMV6 68#_248:2 / 68. theoretical-physics(tp) / topics=テイラーの定理；近似,w=~,doc=r-7-A1~2.2.6#1,s=~,i=~,other=calc+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16" office:value-type="string">
            <text:p>2022-05-04_17-12-25_000.jpg</text:p>
          </table:table-cell>
          <table:table-cell table:style-name="ce33" office:value-type="string">
            <text:p>:m RES 3*3 / free# JVEMV6 68#_248:2 / 68. theoretical-physics(tp) / topics=テイラーの定理；近似,w=~,doc=r-7-A1~2.2.6#1,s=~,i=~,other=calc+</text:p>
          </table:table-cell>
          <table:table-cell table:style-name="ce25"/>
          <table:table-cell table:style-name="ce8"/>
          <table:table-cell table:style-name="ce8"/>
          <table:table-cell table:style-name="ce45" table:formula="of:=IF([.E12]=&quot;&quot;;[.C12];CONCATENATE([.C12];&quot; / &quot;;[.E12]))" office:value-type="string" office:string-value=":m RES 3*3 / free# JVEMV6 68#_248:2 / 68. theoretical-physics(tp) / topics=テイラーの定理；近似,w=~,doc=r-7-A1~2.2.6#1,s=~,i=~,other=calc+">
            <text:p>:m RES 3*3 / free# JVEMV6 68#_248:2 / 68. theoretical-physics(tp) / topics=テイラーの定理；近似,w=~,doc=r-7-A1~2.2.6#1,s=~,i=~,other=calc+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16" office:value-type="string">
            <text:p>2022-05-04_20-42-16_000.jpg</text:p>
          </table:table-cell>
          <table:table-cell table:style-name="ce24" office:value-type="string">
            <text:p><text:s/>:m 食べた物 </text:p>
          </table:table-cell>
          <table:table-cell table:style-name="ce25"/>
          <table:table-cell table:style-name="ce8"/>
          <table:table-cell table:style-name="ce8"/>
          <table:table-cell table:style-name="ce45" table:formula="of:=IF([.E13]=&quot;&quot;;[.C13];CONCATENATE([.C13];&quot; / &quot;;[.E13]))" office:value-type="string" office:string-value=" :m 食べた物 ">
            <text:p><text:s/>:m 食べた物 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5" office:value-type="float" office:value="13">
            <text:p>13</text:p>
          </table:table-cell>
          <table:table-cell table:style-name="ce6" office:value-type="string">
            <text:p>2022-05-04_23-30-34_000.jpg</text:p>
          </table:table-cell>
          <table:table-cell table:style-name="ce24" office:value-type="string">
            <text:p><text:s/>:PHOTO 記録用 / @自室前：ベランダ：プランター / target=コケ occasion=~,species=??,id=~,for=後で、どんな種類のコケなのか、調べたい</text:p>
          </table:table-cell>
          <table:table-cell table:style-name="ce25"/>
          <table:table-cell table:style-name="ce8"/>
          <table:table-cell table:style-name="ce8"/>
          <table:table-cell table:style-name="ce45" table:formula="of:=IF([.E14]=&quot;&quot;;[.C14];CONCATENATE([.C14];&quot; / &quot;;[.E14]))" office:value-type="string" office:string-value=" :PHOTO 記録用 / @自室前：ベランダ：プランター / target=コケ occasion=~,species=??,id=~,for=後で、どんな種類のコケなのか、調べたい">
            <text:p><text:s/>:PHOTO 記録用 / @自室前：ベランダ：プランター / target=コケ occasion=~,species=??,id=~,for=後で、どんな種類のコケなのか、調べたい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5" office:value-type="float" office:value="14">
            <text:p>14</text:p>
          </table:table-cell>
          <table:table-cell table:style-name="ce6" office:value-type="string">
            <text:p>2022-05-05_00-05-20_000.jpg</text:p>
          </table:table-cell>
          <table:table-cell table:style-name="ce24" office:value-type="string">
            <text:p>:m :PHOTO 寝た時刻 / 2022</text:p>
          </table:table-cell>
          <table:table-cell table:style-name="ce25"/>
          <table:table-cell table:style-name="ce8"/>
          <table:table-cell table:style-name="ce8"/>
          <table:table-cell table:style-name="ce45" table:formula="of:=IF([.E15]=&quot;&quot;;[.C15];CONCATENATE([.C15];&quot; / &quot;;[.E15]))" office:value-type="string" office:string-value=":m :PHOTO 寝た時刻 / 2022">
            <text:p>:m :PHOTO 寝た時刻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6" office:value-type="float" office:value="15">
            <text:p>15</text:p>
          </table:table-cell>
          <table:table-cell table:style-name="ce6" office:value-type="string">
            <text:p>2022-05-05_02-57-27_000.jpg</text:p>
          </table:table-cell>
          <table:table-cell table:style-name="ce26" office:value-type="string">
            <text:p>:m :PHOTO 起きた時刻（夜中） / 2022</text:p>
          </table:table-cell>
          <table:table-cell table:style-name="ce25"/>
          <table:table-cell table:style-name="ce8"/>
          <table:table-cell table:style-name="ce8"/>
          <table:table-cell table:style-name="ce45" table:formula="of:=IF([.E16]=&quot;&quot;;[.C16];CONCATENATE([.C16];&quot; / &quot;;[.E16]))" office:value-type="string" office:string-value=":m :PHOTO 起きた時刻（夜中） / 2022">
            <text:p>:m :PHOTO 起きた時刻（夜中）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6" office:value-type="float" office:value="16">
            <text:p>16</text:p>
          </table:table-cell>
          <table:table-cell table:style-name="ce6" office:value-type="string">
            <text:p>2022-05-05_06-25-24_000.jpg</text:p>
          </table:table-cell>
          <table:table-cell table:style-name="ce24" office:value-type="string">
            <text:p>:m :PHOTO 起きた時刻 / 2022</text:p>
          </table:table-cell>
          <table:table-cell table:style-name="ce24"/>
          <table:table-cell table:style-name="ce8"/>
          <table:table-cell table:style-name="ce8"/>
          <table:table-cell table:style-name="ce45" table:formula="of:=IF([.E17]=&quot;&quot;;[.C17];CONCATENATE([.C17];&quot; / &quot;;[.E17]))" office:value-type="string" office:string-value=":m :PHOTO 起きた時刻 / 2022">
            <text:p>:m :PHOTO 起きた時刻 / 2022</text:p>
          </table:table-cell>
          <table:table-cell table:style-name="ce8"/>
          <table:table-cell table:style-name="ce47"/>
          <table:table-cell table:number-columns-repeated="1015"/>
        </table:table-row>
        <table:table-row table:style-name="ro1">
          <table:table-cell table:style-name="ce5" office:value-type="float" office:value="17">
            <text:p>17</text:p>
          </table:table-cell>
          <table:table-cell table:style-name="ce6" office:value-type="string">
            <text:p>2022-05-05_09-46-47_000.mp4</text:p>
          </table:table-cell>
          <table:table-cell table:style-name="ce33" office:value-type="string">
            <text:p><text:s/>:VIDEO / @宮前平公園、物置小屋の裏 / 記録 / 猫、クロ / location=階段と、餌遣りの壁の、中間。平らになり始める場所。,occation=クロが、足の周りを動いている；座って、周囲を見ている,other=同じファイル： 2022-04-26_20-08-00_000.mp4</text:p>
          </table:table-cell>
          <table:table-cell table:style-name="ce26"/>
          <table:table-cell table:style-name="ce8"/>
          <table:table-cell table:style-name="ce8"/>
          <table:table-cell table:style-name="ce45" table:formula="of:=IF([.E18]=&quot;&quot;;[.C18];CONCATENATE([.C18];&quot; / &quot;;[.E18]))" office:value-type="string" office:string-value=" :VIDEO / @宮前平公園、物置小屋の裏 / 記録 / 猫、クロ / location=階段と、餌遣りの壁の、中間。平らになり始める場所。,occation=クロが、足の周りを動いている；座って、周囲を見ている,other=同じファイル： 2022-04-26_20-08-00_000.mp4">
            <text:p><text:s/>:VIDEO / @宮前平公園、物置小屋の裏 / 記録 / 猫、クロ / location=階段と、餌遣りの壁の、中間。平らになり始める場所。,occation=クロが、足の周りを動いている；座って、周囲を見ている,other=同じファイル： 2022-04-26_20-08-00_000.mp4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18">
            <text:p>18</text:p>
          </table:table-cell>
          <table:table-cell table:style-name="ce6" office:value-type="string">
            <text:p>2022-05-05_13-20-58_000.jpg</text:p>
          </table:table-cell>
          <table:table-cell table:style-name="ce24" office:value-type="string">
            <text:p><text:s/>:m 食べた物 </text:p>
          </table:table-cell>
          <table:table-cell table:style-name="ce24"/>
          <table:table-cell table:style-name="ce8"/>
          <table:table-cell table:style-name="ce8"/>
          <table:table-cell table:style-name="ce45" table:formula="of:=IF([.E19]=&quot;&quot;;[.C19];CONCATENATE([.C19];&quot; / &quot;;[.E19]))" office:value-type="string" office:string-value=" :m 食べた物 ">
            <text:p><text:s/>:m 食べた物 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19">
            <text:p>19</text:p>
          </table:table-cell>
          <table:table-cell table:style-name="ce6" office:value-type="string">
            <text:p>2022-05-05_14-03-48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20]=&quot;&quot;;[.C20];CONCATENATE([.C20];&quot; / &quot;;[.E20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6" office:value-type="string">
            <text:p>2022-05-05_14-05-28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21]=&quot;&quot;;[.C21];CONCATENATE([.C21];&quot; / &quot;;[.E21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1">
            <text:p>21</text:p>
          </table:table-cell>
          <table:table-cell table:style-name="ce6" office:value-type="string">
            <text:p>2022-05-05_14-05-37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22]=&quot;&quot;;[.C22];CONCATENATE([.C22];&quot; / &quot;;[.E22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2">
            <text:p>22</text:p>
          </table:table-cell>
          <table:table-cell table:style-name="ce6" office:value-type="string">
            <text:p>2022-05-05_14-05-48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23]=&quot;&quot;;[.C23];CONCATENATE([.C23];&quot; / &quot;;[.E23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3">
            <text:p>23</text:p>
          </table:table-cell>
          <table:table-cell table:style-name="ce6" office:value-type="string">
            <text:p>2022-05-05_14-06-04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24]=&quot;&quot;;[.C24];CONCATENATE([.C24];&quot; / &quot;;[.E24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24">
            <text:p>24</text:p>
          </table:table-cell>
          <table:table-cell table:style-name="ce6" office:value-type="string">
            <text:p>2022-05-05_14-06-16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25]=&quot;&quot;;[.C25];CONCATENATE([.C25];&quot; / &quot;;[.E25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5">
            <text:p>25</text:p>
          </table:table-cell>
          <table:table-cell table:style-name="ce6" office:value-type="string">
            <text:p>2022-05-05_14-07-39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26]=&quot;&quot;;[.C26];CONCATENATE([.C26];&quot; / &quot;;[.E26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6">
            <text:p>26</text:p>
          </table:table-cell>
          <table:table-cell table:style-name="ce6" office:value-type="string">
            <text:p>2022-05-05_14-08-56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27]=&quot;&quot;;[.C27];CONCATENATE([.C27];&quot; / &quot;;[.E27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7">
            <text:p>27</text:p>
          </table:table-cell>
          <table:table-cell table:style-name="ce6" office:value-type="string">
            <text:p>2022-05-05_14-11-14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17"/>
          <table:table-cell table:style-name="ce8"/>
          <table:table-cell table:style-name="ce8"/>
          <table:table-cell table:style-name="ce45" table:formula="of:=IF([.E28]=&quot;&quot;;[.C28];CONCATENATE([.C28];&quot; / &quot;;[.E28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8">
            <text:p>28</text:p>
          </table:table-cell>
          <table:table-cell table:style-name="ce6" office:value-type="string">
            <text:p>2022-05-05_14-13-57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29]=&quot;&quot;;[.C29];CONCATENATE([.C29];&quot; / &quot;;[.E29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29">
            <text:p>29</text:p>
          </table:table-cell>
          <table:table-cell table:style-name="ce6" office:value-type="string">
            <text:p>2022-05-05_14-14-09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30]=&quot;&quot;;[.C30];CONCATENATE([.C30];&quot; / &quot;;[.E30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30">
            <text:p>30</text:p>
          </table:table-cell>
          <table:table-cell table:style-name="ce6" office:value-type="string">
            <text:p>2022-05-05_14-14-30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31]=&quot;&quot;;[.C31];CONCATENATE([.C31];&quot; / &quot;;[.E31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ce6" office:value-type="string">
            <text:p>2022-05-05_14-15-00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5"/>
          <table:table-cell table:style-name="ce8"/>
          <table:table-cell table:style-name="ce8"/>
          <table:table-cell table:style-name="ce45" table:formula="of:=IF([.E32]=&quot;&quot;;[.C32];CONCATENATE([.C32];&quot; / &quot;;[.E32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32">
            <text:p>32</text:p>
          </table:table-cell>
          <table:table-cell table:style-name="ce6" office:value-type="string">
            <text:p>2022-05-05_14-15-10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17"/>
          <table:table-cell table:style-name="ce8"/>
          <table:table-cell table:style-name="ce8"/>
          <table:table-cell table:style-name="ce45" table:formula="of:=IF([.E33]=&quot;&quot;;[.C33];CONCATENATE([.C33];&quot; / &quot;;[.E33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33">
            <text:p>33</text:p>
          </table:table-cell>
          <table:table-cell table:style-name="ce6" office:value-type="string">
            <text:p>2022-05-05_14-15-15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34]=&quot;&quot;;[.C34];CONCATENATE([.C34];&quot; / &quot;;[.E34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34">
            <text:p>34</text:p>
          </table:table-cell>
          <table:table-cell table:style-name="ce6" office:value-type="string">
            <text:p>2022-05-05_14-15-34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35]=&quot;&quot;;[.C35];CONCATENATE([.C35];&quot; / &quot;;[.E35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35">
            <text:p>35</text:p>
          </table:table-cell>
          <table:table-cell table:style-name="ce6" office:value-type="string">
            <text:p>2022-05-05_14-15-55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17"/>
          <table:table-cell table:style-name="ce8"/>
          <table:table-cell table:style-name="ce8"/>
          <table:table-cell table:style-name="ce45" table:formula="of:=IF([.E36]=&quot;&quot;;[.C36];CONCATENATE([.C36];&quot; / &quot;;[.E36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36">
            <text:p>36</text:p>
          </table:table-cell>
          <table:table-cell table:style-name="ce6" office:value-type="string">
            <text:p>2022-05-05_14-16-12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37]=&quot;&quot;;[.C37];CONCATENATE([.C37];&quot; / &quot;;[.E37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37">
            <text:p>37</text:p>
          </table:table-cell>
          <table:table-cell table:style-name="ce6" office:value-type="string">
            <text:p>2022-05-05_14-16-23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38]=&quot;&quot;;[.C38];CONCATENATE([.C38];&quot; / &quot;;[.E38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38">
            <text:p>38</text:p>
          </table:table-cell>
          <table:table-cell table:style-name="ce6" office:value-type="string">
            <text:p>2022-05-05_14-16-41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4"/>
          <table:table-cell table:style-name="ce8"/>
          <table:table-cell table:style-name="ce8"/>
          <table:table-cell table:style-name="ce45" table:formula="of:=IF([.E39]=&quot;&quot;;[.C39];CONCATENATE([.C39];&quot; / &quot;;[.E39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39">
            <text:p>39</text:p>
          </table:table-cell>
          <table:table-cell table:style-name="ce6" office:value-type="string">
            <text:p>2022-05-05_14-17-08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17"/>
          <table:table-cell table:style-name="ce8"/>
          <table:table-cell table:style-name="ce8"/>
          <table:table-cell table:style-name="ce45" table:formula="of:=IF([.E40]=&quot;&quot;;[.C40];CONCATENATE([.C40];&quot; / &quot;;[.E40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0">
            <text:p>40</text:p>
          </table:table-cell>
          <table:table-cell table:style-name="ce6" office:value-type="string">
            <text:p>2022-05-05_14-17-16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41]=&quot;&quot;;[.C41];CONCATENATE([.C41];&quot; / &quot;;[.E41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1">
            <text:p>41</text:p>
          </table:table-cell>
          <table:table-cell table:style-name="ce6" office:value-type="string">
            <text:p>2022-05-05_14-17-32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42]=&quot;&quot;;[.C42];CONCATENATE([.C42];&quot; / &quot;;[.E42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42">
            <text:p>42</text:p>
          </table:table-cell>
          <table:table-cell table:style-name="ce6" office:value-type="string">
            <text:p>2022-05-05_14-17-49_000.jpg</text:p>
          </table:table-cell>
          <table:table-cell table:style-name="ce33" office:value-type="string">
            <text:p><text:s/>:PHOTO 記録 / PC画面 / subject=install,インストール / to=note-pc,what=yandex.browser,other=~</text:p>
          </table:table-cell>
          <table:table-cell table:style-name="ce26"/>
          <table:table-cell table:style-name="ce8"/>
          <table:table-cell table:style-name="ce8"/>
          <table:table-cell table:style-name="ce45" table:formula="of:=IF([.E43]=&quot;&quot;;[.C43];CONCATENATE([.C43];&quot; / &quot;;[.E43]))" office:value-type="string" office:string-value=" :PHOTO 記録 / PC画面 / subject=install,インストール / to=note-pc,what=yandex.browser,other=~">
            <text:p><text:s/>:PHOTO 記録 / PC画面 / subject=install,インストール / to=note-pc,what=yandex.browser,other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43">
            <text:p>43</text:p>
          </table:table-cell>
          <table:table-cell table:style-name="ce6" office:value-type="string">
            <text:p>2022-05-05_16-41-15_000.jpg</text:p>
          </table:table-cell>
          <table:table-cell table:style-name="ce33" office:value-type="string">
            <text:p>:m RES 1*1 / free# JVEMV6 68#_249:1 / 68. theoretical-physics(tp) / topics=一般化二項定理；テイラーの定理,w=余剰項,doc=r-7-A1~2.2.7#1.2,s=~,i=~,other=calc+</text:p>
          </table:table-cell>
          <table:table-cell table:style-name="ce17"/>
          <table:table-cell table:style-name="ce8"/>
          <table:table-cell table:style-name="ce8"/>
          <table:table-cell table:style-name="ce45" table:formula="of:=IF([.E44]=&quot;&quot;;[.C44];CONCATENATE([.C44];&quot; / &quot;;[.E44]))" office:value-type="string" office:string-value=":m RES 1*1 / free# JVEMV6 68#_249:1 / 68. theoretical-physics(tp) / topics=一般化二項定理；テイラーの定理,w=余剰項,doc=r-7-A1~2.2.7#1.2,s=~,i=~,other=calc+">
            <text:p>:m RES 1*1 / free# JVEMV6 68#_249:1 / 68. theoretical-physics(tp) / topics=一般化二項定理；テイラーの定理,w=余剰項,doc=r-7-A1~2.2.7#1.2,s=~,i=~,other=calc+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44">
            <text:p>44</text:p>
          </table:table-cell>
          <table:table-cell table:style-name="ce6" office:value-type="string">
            <text:p>2022-05-05_20-44-45_000.jpg</text:p>
          </table:table-cell>
          <table:table-cell table:style-name="ce24" office:value-type="string">
            <text:p><text:s/>:m 食べた物 </text:p>
          </table:table-cell>
          <table:table-cell table:style-name="ce17"/>
          <table:table-cell table:style-name="ce8"/>
          <table:table-cell table:style-name="ce8"/>
          <table:table-cell table:style-name="ce45" table:formula="of:=IF([.E45]=&quot;&quot;;[.C45];CONCATENATE([.C45];&quot; / &quot;;[.E45]))" office:value-type="string" office:string-value=" :m 食べた物 ">
            <text:p><text:s/>:m 食べた物 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45">
            <text:p>45</text:p>
          </table:table-cell>
          <table:table-cell table:style-name="ce6" office:value-type="string">
            <text:p>2022-05-05_23-41-10_000.jpg</text:p>
          </table:table-cell>
          <table:table-cell table:style-name="ce33" office:value-type="string">
            <text:p>:m RES 1*1 / free# JVEMV6 68#_id=U3QF / 68. theoretical-physics(tp) / w=~,topics=虚数iの、平方根,other=~,s=~,i=~,doc=q+:(log(-1))は複素数か;memo+:対数：早見表;q+:複素数同士の割り算。結果が、実数になる場合。元の複素数たちは、どんな形か？</text:p>
          </table:table-cell>
          <table:table-cell table:style-name="ce17"/>
          <table:table-cell table:style-name="ce8"/>
          <table:table-cell table:style-name="ce8"/>
          <table:table-cell table:style-name="ce45" table:formula="of:=IF([.E46]=&quot;&quot;;[.C46];CONCATENATE([.C46];&quot; / &quot;;[.E46]))" office:value-type="string" office:string-value=":m RES 1*1 / free# JVEMV6 68#_id=U3QF / 68. theoretical-physics(tp) / w=~,topics=虚数iの、平方根,other=~,s=~,i=~,doc=q+:(log(-1))は複素数か;memo+:対数：早見表;q+:複素数同士の割り算。結果が、実数になる場合。元の複素数たちは、どんな形か？">
            <text:p>:m RES 1*1 / free# JVEMV6 68#_id=U3QF / 68. theoretical-physics(tp) / w=~,topics=虚数iの、平方根,other=~,s=~,i=~,doc=q+:(log(-1))は複素数か;memo+:対数：早見表;q+:複素数同士の割り算。結果が、実数になる場合。元の複素数たちは、どんな形か？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6">
            <text:p>46</text:p>
          </table:table-cell>
          <table:table-cell table:style-name="ce6" office:value-type="string">
            <text:p>2022-05-06_00-34-14_000.jpg</text:p>
          </table:table-cell>
          <table:table-cell table:style-name="ce24" office:value-type="string">
            <text:p>:m :PHOTO 寝た時刻 / 2022</text:p>
          </table:table-cell>
          <table:table-cell table:style-name="ce6"/>
          <table:table-cell table:style-name="ce8"/>
          <table:table-cell table:style-name="ce8"/>
          <table:table-cell table:style-name="ce45" table:formula="of:=IF([.E47]=&quot;&quot;;[.C47];CONCATENATE([.C47];&quot; / &quot;;[.E47]))" office:value-type="string" office:string-value=":m :PHOTO 寝た時刻 / 2022">
            <text:p>:m :PHOTO 寝た時刻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7">
            <text:p>47</text:p>
          </table:table-cell>
          <table:table-cell table:style-name="ce6" office:value-type="string">
            <text:p>2022-05-06_04-26-24_000.jpg</text:p>
          </table:table-cell>
          <table:table-cell table:style-name="ce26" office:value-type="string">
            <text:p>:m :PHOTO 起きた時刻（夜中） / 2022</text:p>
          </table:table-cell>
          <table:table-cell table:style-name="ce17"/>
          <table:table-cell table:style-name="ce8"/>
          <table:table-cell table:style-name="ce8"/>
          <table:table-cell table:style-name="ce45" table:formula="of:=IF([.E48]=&quot;&quot;;[.C48];CONCATENATE([.C48];&quot; / &quot;;[.E48]))" office:value-type="string" office:string-value=":m :PHOTO 起きた時刻（夜中） / 2022">
            <text:p>:m :PHOTO 起きた時刻（夜中）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8">
            <text:p>48</text:p>
          </table:table-cell>
          <table:table-cell table:style-name="ce6" office:value-type="string">
            <text:p>2022-05-06_07-43-48_000.jpg</text:p>
          </table:table-cell>
          <table:table-cell table:style-name="ce24" office:value-type="string">
            <text:p>:m :PHOTO 起きた時刻 / 2022</text:p>
          </table:table-cell>
          <table:table-cell table:style-name="ce17"/>
          <table:table-cell table:style-name="ce8"/>
          <table:table-cell table:style-name="ce8"/>
          <table:table-cell table:style-name="ce45" table:formula="of:=IF([.E49]=&quot;&quot;;[.C49];CONCATENATE([.C49];&quot; / &quot;;[.E49]))" office:value-type="string" office:string-value=":m :PHOTO 起きた時刻 / 2022">
            <text:p>:m :PHOTO 起きた時刻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49">
            <text:p>49</text:p>
          </table:table-cell>
          <table:table-cell table:style-name="ce6" office:value-type="string">
            <text:p>2022-05-06_09-07-53_000.jpg</text:p>
          </table:table-cell>
          <table:table-cell table:style-name="ce33" office:value-type="string">
            <text:p><text:s/>:m other / 記録　文書 / @自室 / 朝体操 / for=ストレッチ / メニュー、リスト / page=1,file-id=2022-05-06_09-07-53_000.jpg,id=~</text:p>
          </table:table-cell>
          <table:table-cell table:style-name="ce17"/>
          <table:table-cell table:style-name="ce8"/>
          <table:table-cell table:style-name="ce8"/>
          <table:table-cell table:style-name="ce45" table:formula="of:=IF([.E50]=&quot;&quot;;[.C50];CONCATENATE([.C50];&quot; / &quot;;[.E50]))" office:value-type="string" office:string-value=" :m other / 記録　文書 / @自室 / 朝体操 / for=ストレッチ / メニュー、リスト / page=1,file-id=2022-05-06_09-07-53_000.jpg,id=~">
            <text:p><text:s/>:m other / 記録　文書 / @自室 / 朝体操 / for=ストレッチ / メニュー、リスト / page=1,file-id=2022-05-06_09-07-53_000.jpg,id=~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50">
            <text:p>50</text:p>
          </table:table-cell>
          <table:table-cell table:style-name="ce6" office:value-type="string">
            <text:p>2022-05-06_12-46-14_000.jpg</text:p>
          </table:table-cell>
          <table:table-cell table:style-name="ce24" office:value-type="string">
            <text:p><text:s/>:m 食べた物 </text:p>
          </table:table-cell>
          <table:table-cell table:style-name="ce43"/>
          <table:table-cell table:style-name="ce8"/>
          <table:table-cell table:style-name="ce8"/>
          <table:table-cell table:style-name="ce45" table:formula="of:=IF([.E51]=&quot;&quot;;[.C51];CONCATENATE([.C51];&quot; / &quot;;[.E51]))" office:value-type="string" office:string-value=" :m 食べた物 ">
            <text:p><text:s/>:m 食べた物 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1">
            <text:p>51</text:p>
          </table:table-cell>
          <table:table-cell table:style-name="ce6" office:value-type="string">
            <text:p>2022-05-06_16-14-16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指示書</text:p>
          </table:table-cell>
          <table:table-cell table:style-name="ce43"/>
          <table:table-cell table:style-name="ce8"/>
          <table:table-cell table:style-name="ce8"/>
          <table:table-cell table:style-name="ce45" table:formula="of:=IF([.E52]=&quot;&quot;;[.C52];CONCATENATE([.C52];&quot; / &quot;;[.E52]))" office:value-type="string" office:string-value=":m 東和 PHOTO / 220507sa / 幡ヶ谷駅 / プレール・ドゥーク渋谷幡ヶ谷 / １名 / ホクシン設備（㈱シマ） / 指示書">
            <text:p>:m 東和 PHOTO / 220507sa / 幡ヶ谷駅 / プレール・ドゥーク渋谷幡ヶ谷 / １名 / ホクシン設備（㈱シマ） / 指示書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2">
            <text:p>52</text:p>
          </table:table-cell>
          <table:table-cell table:style-name="ce6" office:value-type="string">
            <text:p>2022-05-06_16-14-2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指示書</text:p>
          </table:table-cell>
          <table:table-cell table:style-name="ce12"/>
          <table:table-cell table:style-name="ce8"/>
          <table:table-cell table:style-name="ce8"/>
          <table:table-cell table:style-name="ce45" table:formula="of:=IF([.E53]=&quot;&quot;;[.C53];CONCATENATE([.C53];&quot; / &quot;;[.E53]))" office:value-type="string" office:string-value=":m 東和 PHOTO / 220507sa / 幡ヶ谷駅 / プレール・ドゥーク渋谷幡ヶ谷 / １名 / ホクシン設備（㈱シマ） / 指示書">
            <text:p>:m 東和 PHOTO / 220507sa / 幡ヶ谷駅 / プレール・ドゥーク渋谷幡ヶ谷 / １名 / ホクシン設備（㈱シマ） / 指示書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3">
            <text:p>53</text:p>
          </table:table-cell>
          <table:table-cell table:style-name="ce6" office:value-type="string">
            <text:p>2022-05-06_16-14-4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指示書</text:p>
          </table:table-cell>
          <table:table-cell table:style-name="ce43"/>
          <table:table-cell table:style-name="ce8"/>
          <table:table-cell table:style-name="ce8"/>
          <table:table-cell table:style-name="ce45" table:formula="of:=IF([.E54]=&quot;&quot;;[.C54];CONCATENATE([.C54];&quot; / &quot;;[.E54]))" office:value-type="string" office:string-value=":m 東和 PHOTO / 220507sa / 幡ヶ谷駅 / プレール・ドゥーク渋谷幡ヶ谷 / １名 / ホクシン設備（㈱シマ） / 指示書">
            <text:p>:m 東和 PHOTO / 220507sa / 幡ヶ谷駅 / プレール・ドゥーク渋谷幡ヶ谷 / １名 / ホクシン設備（㈱シマ） / 指示書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4">
            <text:p>54</text:p>
          </table:table-cell>
          <table:table-cell table:style-name="ce6" office:value-type="string">
            <text:p>2022-05-06_16-15-00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指示書：地図</text:p>
          </table:table-cell>
          <table:table-cell table:style-name="ce43"/>
          <table:table-cell table:style-name="ce8"/>
          <table:table-cell table:style-name="ce8"/>
          <table:table-cell table:style-name="ce45" table:formula="of:=IF([.E55]=&quot;&quot;;[.C55];CONCATENATE([.C55];&quot; / &quot;;[.E55]))" office:value-type="string" office:string-value=":m 東和 PHOTO / 220507sa / 幡ヶ谷駅 / プレール・ドゥーク渋谷幡ヶ谷 / １名 / ホクシン設備（㈱シマ） / 指示書：地図">
            <text:p>:m 東和 PHOTO / 220507sa / 幡ヶ谷駅 / プレール・ドゥーク渋谷幡ヶ谷 / １名 / ホクシン設備（㈱シマ） / 指示書：地図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5">
            <text:p>55</text:p>
          </table:table-cell>
          <table:table-cell table:style-name="ce6" office:value-type="string">
            <text:p>2022-05-06_16-19-09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交通</text:p>
          </table:table-cell>
          <table:table-cell table:style-name="ce43"/>
          <table:table-cell table:style-name="ce8"/>
          <table:table-cell table:style-name="ce8"/>
          <table:table-cell table:style-name="ce45" table:formula="of:=IF([.E56]=&quot;&quot;;[.C56];CONCATENATE([.C56];&quot; / &quot;;[.E56]))" office:value-type="string" office:string-value=":m 東和 PHOTO / 220507sa / 幡ヶ谷駅 / プレール・ドゥーク渋谷幡ヶ谷 / １名 / ホクシン設備（㈱シマ） / 資料：交通">
            <text:p>:m 東和 PHOTO / 220507sa / 幡ヶ谷駅 / プレール・ドゥーク渋谷幡ヶ谷 / １名 / ホクシン設備（㈱シマ） / 資料：交通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6">
            <text:p>56</text:p>
          </table:table-cell>
          <table:table-cell table:style-name="ce6" office:value-type="string">
            <text:p>2022-05-06_16-20-37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天気</text:p>
          </table:table-cell>
          <table:table-cell table:style-name="ce43"/>
          <table:table-cell table:style-name="ce8"/>
          <table:table-cell table:style-name="ce8"/>
          <table:table-cell table:style-name="ce45" table:formula="of:=IF([.E57]=&quot;&quot;;[.C57];CONCATENATE([.C57];&quot; / &quot;;[.E57]))" office:value-type="string" office:string-value=":m 東和 PHOTO / 220507sa / 幡ヶ谷駅 / プレール・ドゥーク渋谷幡ヶ谷 / １名 / ホクシン設備（㈱シマ） / 資料：天気">
            <text:p>:m 東和 PHOTO / 220507sa / 幡ヶ谷駅 / プレール・ドゥーク渋谷幡ヶ谷 / １名 / ホクシン設備（㈱シマ） / 資料：天気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7">
            <text:p>57</text:p>
          </table:table-cell>
          <table:table-cell table:style-name="ce6" office:value-type="string">
            <text:p>2022-05-06_16-20-4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天気：週間</text:p>
          </table:table-cell>
          <table:table-cell table:style-name="ce43"/>
          <table:table-cell table:style-name="ce8"/>
          <table:table-cell table:style-name="ce8"/>
          <table:table-cell table:style-name="ce45" table:formula="of:=IF([.E58]=&quot;&quot;;[.C58];CONCATENATE([.C58];&quot; / &quot;;[.E58]))" office:value-type="string" office:string-value=":m 東和 PHOTO / 220507sa / 幡ヶ谷駅 / プレール・ドゥーク渋谷幡ヶ谷 / １名 / ホクシン設備（㈱シマ） / 資料：天気：週間">
            <text:p>:m 東和 PHOTO / 220507sa / 幡ヶ谷駅 / プレール・ドゥーク渋谷幡ヶ谷 / １名 / ホクシン設備（㈱シマ） / 資料：天気：週間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8">
            <text:p>58</text:p>
          </table:table-cell>
          <table:table-cell table:style-name="ce6" office:value-type="string">
            <text:p>2022-05-06_16-20-58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交通：別ルート</text:p>
          </table:table-cell>
          <table:table-cell table:style-name="ce43"/>
          <table:table-cell table:style-name="ce8"/>
          <table:table-cell table:style-name="ce8"/>
          <table:table-cell table:style-name="ce45" table:formula="of:=IF([.E59]=&quot;&quot;;[.C59];CONCATENATE([.C59];&quot; / &quot;;[.E59]))" office:value-type="string" office:string-value=":m 東和 PHOTO / 220507sa / 幡ヶ谷駅 / プレール・ドゥーク渋谷幡ヶ谷 / １名 / ホクシン設備（㈱シマ） / 資料：交通：別ルート">
            <text:p>:m 東和 PHOTO / 220507sa / 幡ヶ谷駅 / プレール・ドゥーク渋谷幡ヶ谷 / １名 / ホクシン設備（㈱シマ） / 資料：交通：別ルート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59">
            <text:p>59</text:p>
          </table:table-cell>
          <table:table-cell table:style-name="ce6" office:value-type="string">
            <text:p>2022-05-06_16-21-59_000.jpg</text:p>
          </table:table-cell>
          <table:table-cell table:style-name="ce33" office:value-type="string">
            <text:p>:m RES 1*2 / free# JVEMV6 68#_250:1 / 68. theoretical-physics(tp) / topics=一般化二項定理；テイラーの定理,w=余剰項,doc=r-7-A1~2.2.7#2-1,s=~,i=~,other=memo+;memo+</text:p>
          </table:table-cell>
          <table:table-cell table:style-name="ce43"/>
          <table:table-cell table:style-name="ce8"/>
          <table:table-cell table:style-name="ce8"/>
          <table:table-cell table:style-name="ce45" table:formula="of:=IF([.E60]=&quot;&quot;;[.C60];CONCATENATE([.C60];&quot; / &quot;;[.E60]))" office:value-type="string" office:string-value=":m RES 1*2 / free# JVEMV6 68#_250:1 / 68. theoretical-physics(tp) / topics=一般化二項定理；テイラーの定理,w=余剰項,doc=r-7-A1~2.2.7#2-1,s=~,i=~,other=memo+;memo+">
            <text:p>:m RES 1*2 / free# JVEMV6 68#_250:1 / 68. theoretical-physics(tp) / topics=一般化二項定理；テイラーの定理,w=余剰項,doc=r-7-A1~2.2.7#2-1,s=~,i=~,other=memo+;memo+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6" office:value-type="float" office:value="60">
            <text:p>60</text:p>
          </table:table-cell>
          <table:table-cell table:style-name="ce6" office:value-type="string">
            <text:p>2022-05-06_16-22-19_000.jpg</text:p>
          </table:table-cell>
          <table:table-cell table:style-name="ce33" office:value-type="string">
            <text:p>:m RES 2*2 / free# JVEMV6 68#_250:1 / 68. theoretical-physics(tp) / topics=一般化二項定理；テイラーの定理,w=余剰項,doc=r-7-A1~2.2.7#2-1,s=~,i=~,other=calc+</text:p>
          </table:table-cell>
          <table:table-cell table:style-name="ce43"/>
          <table:table-cell table:style-name="ce8"/>
          <table:table-cell table:style-name="ce8"/>
          <table:table-cell table:style-name="ce45" table:formula="of:=IF([.E61]=&quot;&quot;;[.C61];CONCATENATE([.C61];&quot; / &quot;;[.E61]))" office:value-type="string" office:string-value=":m RES 2*2 / free# JVEMV6 68#_250:1 / 68. theoretical-physics(tp) / topics=一般化二項定理；テイラーの定理,w=余剰項,doc=r-7-A1~2.2.7#2-1,s=~,i=~,other=calc+">
            <text:p>:m RES 2*2 / free# JVEMV6 68#_250:1 / 68. theoretical-physics(tp) / topics=一般化二項定理；テイラーの定理,w=余剰項,doc=r-7-A1~2.2.7#2-1,s=~,i=~,other=calc+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1">
            <text:p>61</text:p>
          </table:table-cell>
          <table:table-cell table:style-name="ce6" office:value-type="string">
            <text:p>2022-05-06_16-34-58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地図</text:p>
          </table:table-cell>
          <table:table-cell table:style-name="ce43"/>
          <table:table-cell table:style-name="ce8"/>
          <table:table-cell table:style-name="ce8"/>
          <table:table-cell table:style-name="ce45" table:formula="of:=IF([.E62]=&quot;&quot;;[.C62];CONCATENATE([.C62];&quot; / &quot;;[.E62]))" office:value-type="string" office:string-value=":m 東和 PHOTO / 220507sa / 幡ヶ谷駅 / プレール・ドゥーク渋谷幡ヶ谷 / １名 / ホクシン設備（㈱シマ） / 資料：地図">
            <text:p>:m 東和 PHOTO / 220507sa / 幡ヶ谷駅 / プレール・ドゥーク渋谷幡ヶ谷 / １名 / ホクシン設備（㈱シマ） / 資料：地図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2">
            <text:p>62</text:p>
          </table:table-cell>
          <table:table-cell table:style-name="ce6" office:value-type="string">
            <text:p>2022-05-06_16-35-04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資料：地図：路上</text:p>
          </table:table-cell>
          <table:table-cell table:style-name="ce17"/>
          <table:table-cell table:style-name="ce8"/>
          <table:table-cell table:style-name="ce8"/>
          <table:table-cell table:style-name="ce45" table:formula="of:=IF([.E63]=&quot;&quot;;[.C63];CONCATENATE([.C63];&quot; / &quot;;[.E63]))" office:value-type="string" office:string-value=":m 東和 PHOTO / 220507sa / 幡ヶ谷駅 / プレール・ドゥーク渋谷幡ヶ谷 / １名 / ホクシン設備（㈱シマ） / 資料：地図：路上">
            <text:p>:m 東和 PHOTO / 220507sa / 幡ヶ谷駅 / プレール・ドゥーク渋谷幡ヶ谷 / １名 / ホクシン設備（㈱シマ） / 資料：地図：路上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3">
            <text:p>63</text:p>
          </table:table-cell>
          <table:table-cell table:style-name="ce6" office:value-type="string">
            <text:p>2022-05-06_17-49-08_000.jpg</text:p>
          </table:table-cell>
          <table:table-cell table:style-name="ce33" office:value-type="string">
            <text:p>:m RES 1*1 / free# JVEMV6 68#_250:2 / 68. theoretical-physics(tp) / topics=一般化二項定理；テイラーの定理,w=~,doc=r-7-A1~2.2.7#2-2;2-2.1,s=~,i=~,other=calc+</text:p>
          </table:table-cell>
          <table:table-cell table:style-name="ce24"/>
          <table:table-cell table:style-name="ce8"/>
          <table:table-cell table:style-name="ce8"/>
          <table:table-cell table:style-name="ce45" table:formula="of:=IF([.E64]=&quot;&quot;;[.C64];CONCATENATE([.C64];&quot; / &quot;;[.E64]))" office:value-type="string" office:string-value=":m RES 1*1 / free# JVEMV6 68#_250:2 / 68. theoretical-physics(tp) / topics=一般化二項定理；テイラーの定理,w=~,doc=r-7-A1~2.2.7#2-2;2-2.1,s=~,i=~,other=calc+">
            <text:p>:m RES 1*1 / free# JVEMV6 68#_250:2 / 68. theoretical-physics(tp) / topics=一般化二項定理；テイラーの定理,w=~,doc=r-7-A1~2.2.7#2-2;2-2.1,s=~,i=~,other=calc+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4">
            <text:p>64</text:p>
          </table:table-cell>
          <table:table-cell table:style-name="ce6" office:value-type="string">
            <text:p>2022-05-06_21-10-53_000.jpg</text:p>
          </table:table-cell>
          <table:table-cell table:style-name="ce24" office:value-type="string">
            <text:p><text:s/>:m 食べた物 </text:p>
          </table:table-cell>
          <table:table-cell table:style-name="ce26"/>
          <table:table-cell table:style-name="ce8"/>
          <table:table-cell table:style-name="ce8"/>
          <table:table-cell table:style-name="ce45" table:formula="of:=IF([.E65]=&quot;&quot;;[.C65];CONCATENATE([.C65];&quot; / &quot;;[.E65]))" office:value-type="string" office:string-value=" :m 食べた物 ">
            <text:p><text:s/>:m 食べた物 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5">
            <text:p>65</text:p>
          </table:table-cell>
          <table:table-cell table:style-name="ce6" office:value-type="string">
            <text:p>2022-05-06_22-23-01_000.jpg</text:p>
          </table:table-cell>
          <table:table-cell table:style-name="ce24" office:value-type="string">
            <text:p>:m :PHOTO 寝た時刻 / 2022</text:p>
          </table:table-cell>
          <table:table-cell table:style-name="ce26"/>
          <table:table-cell table:style-name="ce8"/>
          <table:table-cell table:style-name="ce8"/>
          <table:table-cell table:style-name="ce45" table:formula="of:=IF([.E66]=&quot;&quot;;[.C66];CONCATENATE([.C66];&quot; / &quot;;[.E66]))" office:value-type="string" office:string-value=":m :PHOTO 寝た時刻 / 2022">
            <text:p>:m :PHOTO 寝た時刻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6">
            <text:p>66</text:p>
          </table:table-cell>
          <table:table-cell table:style-name="ce6" office:value-type="string">
            <text:p>2022-05-07_01-22-03_000.jpg</text:p>
          </table:table-cell>
          <table:table-cell table:style-name="ce26" office:value-type="string">
            <text:p>:m :PHOTO 起きた時刻（夜中） / 2022</text:p>
          </table:table-cell>
          <table:table-cell table:style-name="ce26"/>
          <table:table-cell table:style-name="ce8"/>
          <table:table-cell table:style-name="ce8"/>
          <table:table-cell table:style-name="ce45" table:formula="of:=IF([.E67]=&quot;&quot;;[.C67];CONCATENATE([.C67];&quot; / &quot;;[.E67]))" office:value-type="string" office:string-value=":m :PHOTO 起きた時刻（夜中） / 2022">
            <text:p>:m :PHOTO 起きた時刻（夜中）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5" office:value-type="float" office:value="67">
            <text:p>67</text:p>
          </table:table-cell>
          <table:table-cell table:style-name="ce6" office:value-type="string">
            <text:p>2022-05-07_04-12-07_000.jpg</text:p>
          </table:table-cell>
          <table:table-cell table:style-name="ce24" office:value-type="string">
            <text:p>:m :PHOTO 起きた時刻 / 2022</text:p>
          </table:table-cell>
          <table:table-cell table:style-name="ce26"/>
          <table:table-cell table:style-name="ce8"/>
          <table:table-cell table:style-name="ce8"/>
          <table:table-cell table:style-name="ce45" table:formula="of:=IF([.E68]=&quot;&quot;;[.C68];CONCATENATE([.C68];&quot; / &quot;;[.E68]))" office:value-type="string" office:string-value=":m :PHOTO 起きた時刻 / 2022">
            <text:p>:m :PHOTO 起きた時刻 / 2022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68">
            <text:p>68</text:p>
          </table:table-cell>
          <table:table-cell table:style-name="ce8" office:value-type="string">
            <text:p>2022-05-07_05-14-5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時刻：部屋に戻った</text:p>
          </table:table-cell>
          <table:table-cell table:style-name="ce26"/>
          <table:table-cell table:style-name="ce8"/>
          <table:table-cell table:style-name="ce8"/>
          <table:table-cell table:style-name="ce45" table:formula="of:=IF([.E69]=&quot;&quot;;[.C69];CONCATENATE([.C69];&quot; / &quot;;[.E69]))" office:value-type="string" office:string-value=":m 東和 PHOTO / 220507sa / 幡ヶ谷駅 / プレール・ドゥーク渋谷幡ヶ谷 / １名 / ホクシン設備（㈱シマ） / 時刻：部屋に戻った">
            <text:p>:m 東和 PHOTO / 220507sa / 幡ヶ谷駅 / プレール・ドゥーク渋谷幡ヶ谷 / １名 / ホクシン設備（㈱シマ） / 時刻：部屋に戻った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69">
            <text:p>69</text:p>
          </table:table-cell>
          <table:table-cell table:style-name="ce8" office:value-type="string">
            <text:p>2022-05-07_05-23-35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出発時間</text:p>
          </table:table-cell>
          <table:table-cell table:style-name="ce26"/>
          <table:table-cell table:style-name="ce8"/>
          <table:table-cell table:style-name="ce8"/>
          <table:table-cell table:style-name="ce45" table:formula="of:=IF([.E70]=&quot;&quot;;[.C70];CONCATENATE([.C70];&quot; / &quot;;[.E70]))" office:value-type="string" office:string-value=":m 東和 PHOTO / 220507sa / 幡ヶ谷駅 / プレール・ドゥーク渋谷幡ヶ谷 / １名 / ホクシン設備（㈱シマ） / 出発時間">
            <text:p>:m 東和 PHOTO / 220507sa / 幡ヶ谷駅 / プレール・ドゥーク渋谷幡ヶ谷 / １名 / ホクシン設備（㈱シマ） / 出発時間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0">
            <text:p>70</text:p>
          </table:table-cell>
          <table:table-cell table:style-name="ce8" office:value-type="string">
            <text:p>2022-05-07_06-59-1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現場状況</text:p>
          </table:table-cell>
          <table:table-cell table:style-name="ce26"/>
          <table:table-cell table:style-name="ce8"/>
          <table:table-cell table:style-name="ce8"/>
          <table:table-cell table:style-name="ce45" table:formula="of:=IF([.E71]=&quot;&quot;;[.C71];CONCATENATE([.C71];&quot; / &quot;;[.E71]))" office:value-type="string" office:string-value=":m 東和 PHOTO / 220507sa / 幡ヶ谷駅 / プレール・ドゥーク渋谷幡ヶ谷 / １名 / ホクシン設備（㈱シマ） / 現場状況">
            <text:p>:m 東和 PHOTO / 220507sa / 幡ヶ谷駅 / プレール・ドゥーク渋谷幡ヶ谷 / １名 / ホクシン設備（㈱シマ） / 現場状況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1">
            <text:p>71</text:p>
          </table:table-cell>
          <table:table-cell table:style-name="ce8" office:value-type="string">
            <text:p>2022-05-07_06-59-18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現場状況</text:p>
          </table:table-cell>
          <table:table-cell table:style-name="ce26"/>
          <table:table-cell table:style-name="ce8"/>
          <table:table-cell table:style-name="ce8"/>
          <table:table-cell table:style-name="ce45" table:formula="of:=IF([.E72]=&quot;&quot;;[.C72];CONCATENATE([.C72];&quot; / &quot;;[.E72]))" office:value-type="string" office:string-value=":m 東和 PHOTO / 220507sa / 幡ヶ谷駅 / プレール・ドゥーク渋谷幡ヶ谷 / １名 / ホクシン設備（㈱シマ） / 現場状況">
            <text:p>:m 東和 PHOTO / 220507sa / 幡ヶ谷駅 / プレール・ドゥーク渋谷幡ヶ谷 / １名 / ホクシン設備（㈱シマ） / 現場状況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2">
            <text:p>72</text:p>
          </table:table-cell>
          <table:table-cell table:style-name="ce8" office:value-type="string">
            <text:p>2022-05-07_06-59-41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現場状況</text:p>
          </table:table-cell>
          <table:table-cell table:style-name="ce26"/>
          <table:table-cell table:style-name="ce8"/>
          <table:table-cell table:style-name="ce8"/>
          <table:table-cell table:style-name="ce45" table:formula="of:=IF([.E73]=&quot;&quot;;[.C73];CONCATENATE([.C73];&quot; / &quot;;[.E73]))" office:value-type="string" office:string-value=":m 東和 PHOTO / 220507sa / 幡ヶ谷駅 / プレール・ドゥーク渋谷幡ヶ谷 / １名 / ホクシン設備（㈱シマ） / 現場状況">
            <text:p>:m 東和 PHOTO / 220507sa / 幡ヶ谷駅 / プレール・ドゥーク渋谷幡ヶ谷 / １名 / ホクシン設備（㈱シマ） / 現場状況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3">
            <text:p>73</text:p>
          </table:table-cell>
          <table:table-cell table:style-name="ce8" office:value-type="string">
            <text:p>2022-05-07_08-42-47_000.jpg</text:p>
          </table:table-cell>
          <table:table-cell table:style-name="ce6" office:value-type="string">
            <text:p><text:s/>:PHOTO 記録しておきたいもの / @東和現場：最寄り=幡ヶ谷駅：location=詰所内 / subject=掲示物 / content=コンクリート打設：計画書；図面</text:p>
          </table:table-cell>
          <table:table-cell table:style-name="ce26"/>
          <table:table-cell table:style-name="ce8"/>
          <table:table-cell table:style-name="ce8"/>
          <table:table-cell table:style-name="ce45" table:formula="of:=IF([.E74]=&quot;&quot;;[.C74];CONCATENATE([.C74];&quot; / &quot;;[.E74]))" office:value-type="string" office:string-value=" :PHOTO 記録しておきたいもの / @東和現場：最寄り=幡ヶ谷駅：location=詰所内 / subject=掲示物 / content=コンクリート打設：計画書；図面">
            <text:p><text:s/>:PHOTO 記録しておきたいもの / @東和現場：最寄り=幡ヶ谷駅：location=詰所内 / subject=掲示物 / content=コンクリート打設：計画書；図面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4">
            <text:p>74</text:p>
          </table:table-cell>
          <table:table-cell table:style-name="ce8" office:value-type="string">
            <text:p>2022-05-07_08-42-51_000.jpg</text:p>
          </table:table-cell>
          <table:table-cell table:style-name="ce6" office:value-type="string">
            <text:p><text:s/>:PHOTO 記録しておきたいもの / @東和現場：最寄り=幡ヶ谷駅：location=詰所内 / subject=掲示物 / content=コンクリート打設：計画書；図面；注意事項</text:p>
          </table:table-cell>
          <table:table-cell table:style-name="ce26"/>
          <table:table-cell table:style-name="ce8"/>
          <table:table-cell table:style-name="ce8"/>
          <table:table-cell table:style-name="ce45" table:formula="of:=IF([.E75]=&quot;&quot;;[.C75];CONCATENATE([.C75];&quot; / &quot;;[.E75]))" office:value-type="string" office:string-value=" :PHOTO 記録しておきたいもの / @東和現場：最寄り=幡ヶ谷駅：location=詰所内 / subject=掲示物 / content=コンクリート打設：計画書；図面；注意事項">
            <text:p><text:s/>:PHOTO 記録しておきたいもの / @東和現場：最寄り=幡ヶ谷駅：location=詰所内 / subject=掲示物 / content=コンクリート打設：計画書；図面；注意事項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5">
            <text:p>75</text:p>
          </table:table-cell>
          <table:table-cell table:style-name="ce17" office:value-type="string">
            <text:p>2022-05-07_15-45-18_000.jpg</text:p>
          </table:table-cell>
          <table:table-cell table:style-name="ce33" office:value-type="string">
            <text:p>:m 東和 PHOTO / 220507sa / 幡ヶ谷駅 / プレール・ドゥーク渋谷幡ヶ谷 / １名 / ホクシン設備（㈱シマ） / 日報</text:p>
          </table:table-cell>
          <table:table-cell table:style-name="ce26"/>
          <table:table-cell table:style-name="ce8"/>
          <table:table-cell table:style-name="ce8"/>
          <table:table-cell table:style-name="ce45" table:formula="of:=IF([.E76]=&quot;&quot;;[.C76];CONCATENATE([.C76];&quot; / &quot;;[.E76]))" office:value-type="string" office:string-value=":m 東和 PHOTO / 220507sa / 幡ヶ谷駅 / プレール・ドゥーク渋谷幡ヶ谷 / １名 / ホクシン設備（㈱シマ） / 日報">
            <text:p>:m 東和 PHOTO / 220507sa / 幡ヶ谷駅 / プレール・ドゥーク渋谷幡ヶ谷 / １名 / ホクシン設備（㈱シマ） / 日報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6"/>
          <table:table-cell table:style-name="ce26"/>
          <table:table-cell table:style-name="ce8"/>
          <table:table-cell table:style-name="ce8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1" table:number-rows-repeated="13">
          <table:table-cell table:style-name="ce7"/>
          <table:table-cell table:style-name="ce8"/>
          <table:table-cell table:style-name="ce6"/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8"/>
          <table:table-cell table:style-name="ce17"/>
          <table:table-cell table:style-name="ce26"/>
          <table:table-cell table:style-name="ce8"/>
          <table:table-cell table:style-name="ce8"/>
          <table:table-cell table:style-name="ce45" table:formula="of:=IF([.E91]=&quot;&quot;;[.C91];CONCATENATE([.C91];&quot; / &quot;;[.E9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8"/>
          <table:table-cell table:style-name="ce17"/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8"/>
          <table:table-cell table:style-name="ce24" office:value-type="string">
            <text:p>**</text:p>
          </table:table-cell>
          <table:table-cell table:style-name="ce8"/>
          <table:table-cell table:style-name="ce8"/>
          <table:table-cell table:style-name="ce8"/>
          <table:table-cell table:style-name="ce45" table:formula="of:=IF([.E93]=&quot;&quot;;[.C93];CONCATENATE([.C93];&quot; / &quot;;[.E9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8"/>
          <table:table-cell table:style-name="ce25" office:value-type="string">
            <text:p>:m other / log / 寝る前　ウェブ閲覧　記録　（for オナニー） / 未了 / other=~</text:p>
          </table:table-cell>
          <table:table-cell table:style-name="ce17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8"/>
          <table:table-cell table:style-name="ce24" office:value-type="string">
            <text:p>:m :PHOTO 寝た時刻 / 2022</text:p>
          </table:table-cell>
          <table:table-cell table:style-name="ce17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8"/>
          <table:table-cell table:style-name="ce26" office:value-type="string">
            <text:p>:m :PHOTO 起きた時刻（夜中） / 2022</text:p>
          </table:table-cell>
          <table:table-cell table:style-name="ce25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8"/>
          <table:table-cell table:style-name="ce24" office:value-type="string">
            <text:p>:m :PHOTO 起きた時刻 / 2022</text:p>
          </table:table-cell>
          <table:table-cell table:style-name="ce17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8"/>
          <table:table-cell table:style-name="ce17" office:value-type="string">
            <text:p>:m 記録 / お酒：飲んだ量</text:p>
          </table:table-cell>
          <table:table-cell table:style-name="ce24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8"/>
          <table:table-cell table:style-name="ce24" office:value-type="string">
            <text:p><text:s/>:m 食べた物 </text:p>
          </table:table-cell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8"/>
          <table:table-cell table:style-name="ce24" office:value-type="string">
            <text:p>**</text:p>
          </table:table-cell>
          <table:table-cell table:style-name="ce25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8"/>
          <table:table-cell table:style-name="ce24" office:value-type="string">
            <text:p>**</text:p>
          </table:table-cell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8"/>
          <table:table-cell table:style-name="ce33" office:value-type="string">
            <text:p>:m XXX</text:p>
          </table:table-cell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24" office:value-type="string">
            <text:p><text:s/>:m 食べた物 </text:p>
          </table:table-cell>
          <table:table-cell table:style-name="ce24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24"/>
          <table:table-cell table:style-name="ce17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24" table:number-columns-repeated="2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26" office:value-type="string">
            <text:p>:m :PHOTO 起きた時刻（夜中） / 2022</text:p>
          </table:table-cell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7"/>
          <table:table-cell table:style-name="ce8"/>
          <table:table-cell table:style-name="ce24" office:value-type="string">
            <text:p>:m :PHOTO 寝た時刻 / 2022 / オナニー、未了、duration=XX時間ぐらい,other=~</text:p>
          </table:table-cell>
          <table:table-cell table:style-name="ce26"/>
          <table:table-cell table:style-name="ce8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4" office:value-type="string">
            <text:p>:m :PHOTO 起きた時刻 / 2022</text:p>
          </table:table-cell>
          <table:table-cell table:style-name="ce26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 office:value-type="string">
            <text:p><text:s/>:m :PHOTO 起きた時刻 / 2022 / other=実際の時刻：４０分ぐらい前 </text:p>
          </table:table-cell>
          <table:table-cell table:style-name="ce26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 office:value-type="string">
            <text:p><text:s/>:m :PHOTO 起きた時刻（二度寝） / 2022</text:p>
          </table:table-cell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7"/>
          <table:table-cell table:style-name="ce8"/>
          <table:table-cell table:style-name="ce24" table:number-columns-repeated="2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17" table:number-columns-repeated="2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6"/>
          <table:table-cell table:style-name="ce24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6" table:number-columns-repeated="2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/>
          <table:table-cell table:style-name="ce26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9">
          <table:table-cell table:style-name="ce8" table:number-columns-repeated="2"/>
          <table:table-cell table:style-name="ce2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9"/>
          <table:table-cell table:style-name="ce8"/>
          <table:table-cell table:style-name="ce17" table:number-columns-repeated="2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6"/>
          <table:table-cell table:style-name="ce24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24"/>
          <table:table-cell table:style-name="ce26"/>
          <table:table-cell table:style-name="ce8" table:number-columns-repeated="2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2">
          <table:table-cell table:style-name="ce8" table:number-columns-repeated="2"/>
          <table:table-cell table:style-name="ce17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2">
          <table:table-cell table:style-name="ce8" table:number-columns-repeated="2"/>
          <table:table-cell table:style-name="ce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3">
          <table:table-cell table:style-name="ce8" table:number-columns-repeated="2"/>
          <table:table-cell table:style-name="ce2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3">
          <table:table-cell table:style-name="ce8" table:number-columns-repeated="2"/>
          <table:table-cell table:style-name="ce17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8" table:number-columns-repeated="2"/>
          <table:table-cell table:style-name="ce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3">
          <table:table-cell table:style-name="ce8" table:number-columns-repeated="2"/>
          <table:table-cell table:style-name="ce17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86">
          <table:table-cell table:style-name="ce8" table:number-columns-repeated="2"/>
          <table:table-cell table:style-name="ce6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>
          <table:table-cell table:style-name="ce9"/>
          <table:table-cell table:style-name="ce8"/>
          <table:table-cell table:style-name="ce17"/>
          <table:table-cell table:style-name="ce8" table:number-columns-repeated="3"/>
          <table:table-cell table:style-name="ce45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1">
          <table:table-cell table:number-columns-repeated="2"/>
          <table:table-cell table:style-name="ce35"/>
          <table:table-cell table:number-columns-repeated="1021"/>
        </table:table-row>
        <table:table-row table:style-name="ro1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*</text:p>
          </table:table-cell>
          <table:table-cell table:style-name="ce18" office:value-type="string">
            <text:p>blank</text:p>
          </table:table-cell>
          <table:table-cell table:style-name="ce38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9" office:value-type="string">
            <text:p>-*</text:p>
          </table:table-cell>
          <table:table-cell table:style-name="ce39" table:formula="of:=COUNTIF([.$C$2:.$C92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0" office:value-type="string">
            <text:p>XXX</text:p>
          </table:table-cell>
          <table:table-cell table:style-name="ce40" table:formula="of:=SUM([.C254:.C260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8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21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1">
          <table:table-cell table:style-name="ce11"/>
          <table:table-cell table:style-name="ce22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8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8" office:value-type="string">
            <text:p>:m XXX</text:p>
          </table:table-cell>
          <table:table-cell table:style-name="ce38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8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1"/>
          <table:table-cell table:style-name="ce18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1"/>
          <table:table-cell table:style-name="ce18" office:value-type="string">
            <text:p>:bookmemo / 読んだ本 / 『』 / 著者=XXX</text:p>
          </table:table-cell>
          <table:table-cell table:style-name="ce38" table:formula="of:=COUNTIF([.$C$2:.$C27];[.B30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8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table:style-name="ce12" office:value-type="string">
            <text:p>*</text:p>
          </table:table-cell>
          <table:table-cell table:style-name="ce24" office:value-type="string">
            <text:p>:m 1-2*5 RES / 245 / 『相対性理論』　メラー　永田恒夫、伊藤大介、訳 / p.81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<text:s/>:m 食べた物 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食べた物　間食 / とうふ、切干、ひじき　魚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食べた物　間食 / とうふ、こんにゃく、切干、ひじき　魚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食べた物　間食 / ヨーグルト / +=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食べた物　間食 / 味噌スープ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食べた物　間食 / カップヌードル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お酒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足の裏 / 水虫 / 右足 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右足、かかと / ひび割れ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右手、親指 / ひび割れ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鼻柱、根元 / ひび割れ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瞼の裏 / 右目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口角 / ひび割れ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顔、ぶつけた跡、ケガ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瞼、ひび割れ / 左目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耳、左 / 腫れ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記録 / 身体 / 足の裏 / ツボ押しのあと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髪の毛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music / log / kb / s.1:free,N,flow,R=1 s.2:g.h.,N,R=2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:PHOTO 寝た時刻 / 2022 / オナニー、了、duration=１時間ぐらい,other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5" office:value-type="string">
            <text:p>:m other / log / 寝る前　ウェブ閲覧　記録　（for オナニー） / 未了 / other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office:value-type="string">
            <text:p>*</text:p>
          </table:table-cell>
          <table:table-cell table:style-name="ce17" office:value-type="string">
            <text:p>:m :PHOTO 寝た時刻 / 2022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:PHOTO 起きた時刻 / 2022</text:p>
          </table:table-cell>
          <table:table-cell table:style-name="ce24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PHOTO 起きた時刻（夜中） / 2022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PHOTO 起きた時刻（二度寝） / 2022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PHOTO 記録 / 文書 / 時刻：start=風呂から戻る～end=アダルト関連閲覧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7" office:value-type="string">
            <text:p>:m other / log / 寝る前　ウェブ閲覧　記録 / 就寝前の、動画閲覧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diary / 20181124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見た夢 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温度 / 部屋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7"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guitar,gt / 演奏、play / g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5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jap.flute / 演奏、play / b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5" office:value-type="string">
            <text:p>:m music / log / jap.flute / || s.1:genr=~,other=~,for=practice,items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recorder,rc / 演奏、play / r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sax / 演奏、play / s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koto / 演奏、play / q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体操 / hip-hopダンス、ヒップホップ / h-2021-062X-X / id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体操 / ダンス、dance-original / d-2021-062X-X / id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percussion / 演奏、play / p-2021-062X-X / item=XXX:XX,hitter=XXX:XX,pieces=XXX,genr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記録 / @=XX / topic=XX / subject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宅 / メモ / topic=XX / content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室 / 記録 / guitar,gt / g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室 / 記録 / kb,keyboard / 演奏、play / k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室 / 記録 / clarinet / 演奏、play / c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室 / 記録 / jap.flute / 演奏、play / f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@自室 / 記録 / recorder / 演奏、play / r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OICE-MEMO / 思ったこと,thought / content=~,topic=~,rec-loc=~,other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宅 / メモ / harp / 演奏 / h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in-mid / app=perfect-piano / 演奏、play / id-2021-062X-X / category=~,inst=~,for=~,genre=~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knoten / 実演,perform / n-2021-062X-X / 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VIDEO / @自室 / 記録 / massage,acupuncture / 実演,perform / n-2021-062X-XX / loc=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table:number-columns-repeated="3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diary / memo / 20181127 / やりたいこと / (K,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diary / notes / 20181130 / (K,C,R,P,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diary / diary / 20181206 / (K,C,P,R,)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/ daylog メモ / 190418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office:value-type="string">
            <text:p>*</text:p>
          </table:table-cell>
          <table:table-cell table:style-name="ce28"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art / dessin / D-17 8# / des.竹林、巻雲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9" office:value-type="string">
            <text:p>:tome/ (lang=XX) / topic=XXX / content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th / topic=XXX / content=XXX / lang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th / 考えたこと / 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lets / action activity / やること / genre=XXX / content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/ やっていること / genre=XXX / content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:do / XXX / 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i FX / coding / 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i / topic=XXX / content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m :? X-X*X / topic=XXX / content=XXX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26" office:value-type="string">
            <text:p>:VIDEO / @自宅 / 記録 / 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 table:number-columns-repeated="3"/>
          <table:table-cell table:number-columns-repeated="1021"/>
        </table:table-row>
        <table:table-row table:style-name="ro1">
          <table:table-cell table:style-name="ce12"/>
          <table:table-cell table:style-name="ce24" office:value-type="string">
            <text:p>:m music / log / kb / score / free / id=GO9M / page.2 / block-2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1"/>
          <table:table-cell table:style-name="ce8" office:value-type="string">
            <text:p>:m music / log / gt / memos-eigen / f-XX / p.X || s.1:patt-X,score+</text:p>
          </table:table-cell>
          <table:table-cell table:style-name="ce38" table:formula="of:=COUNTIF([.$C$2:.$C128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12" table:number-columns-repeated="3"/>
          <table:table-cell table:number-columns-repeated="1021"/>
        </table:table-row>
        <table:table-row table:style-name="ro1">
          <table:table-cell table:style-name="ce12" office:value-type="string">
            <text:p>*</text:p>
          </table:table-cell>
          <table:table-cell table:style-name="ce12" office:value-type="string">
            <text:p>sakura C:\WORKS_2\WS\WS_Others.Art\JVEMV6\46_art\VIRTUAL\Admin_Projects\libs_admin\cons_ip.py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https://ask.libreoffice.org/en/question/9205/is-there-a-way-to-add-background-color-to-alternate-rows-of-a-tablespreadsheet/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https://user.lolipop.jp/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https://mysqladmin.lolipop.jp/pma/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DELETE FROM images WHERE created_at &gt;= "2019/01/19";</text:p>
          </table:table-cell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2" office:value-type="string">
            <text:p>DELETE FROM ifm11 WHERE _id &lt;= 46998;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2"/>
          <table:table-cell table:style-name="ce12" office:value-type="string">
            <text:p>DELETE FROM ifm11 WHERE _id &lt;= 34748;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12"/>
          <table:table-cell table:style-name="ce12" office:value-type="string">
            <text:p>SELECT * FROM ifm11 WHERE memos == '-*' ORDER BY file_name DESC;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13" office:value-type="string">
            <text:p>*</text:p>
          </table:table-cell>
          <table:table-cell table:style-name="ce30" office:value-type="string">
            <text:p>=IF(E2="";C2;CONCATENATE(C2;" / ";E2))</text:p>
          </table:table-cell>
          <table:table-cell table:style-name="ce13"/>
          <table:table-cell table:number-columns-repeated="1021"/>
        </table:table-row>
        <table:table-row table:style-name="ro1">
          <table:table-cell/>
          <table:table-cell table:style-name="ce12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54:Sheet1.C259" table:on-update-keep-styles="true" table:on-update-keep-size="false"/>
        <table:database-range table:name="XXX" table:target-range-address="Sheet1.B254:Sheet1.B254" table:on-update-keep-styles="true" table:on-update-keep-size="false"/>
        <table:database-range table:name="XXX_music" table:target-range-address="Sheet1.B255:Sheet1.B255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2022/05/08</text:date>, <text:time>10:52:5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5-08T10:52:50.83</dc:date>
    <dc:creator>iwabuchi ken</dc:creator>
    <meta:editing-duration>P46DT20H46M59S</meta:editing-duration>
    <meta:editing-cycles>15074</meta:editing-cycles>
    <meta:document-statistic meta:table-count="2" meta:cell-count="613" meta:object-count="0"/>
    <meta:user-defined meta:name="qrichtext">1</meta:user-defined>
  </office:meta>
</office:document-meta>
</file>